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78000000438D9C7C3E01A3D9BA7.jpg" manifest:media-type="image/jpeg"/>
  <manifest:file-entry manifest:full-path="Pictures/10003B0300008B51000023E9C033279313FED81C.svg" manifest:media-type="image/svg+xml"/>
  <manifest:file-entry manifest:full-path="Pictures/100002010000030E000000F3E5416BEF5BE9BC73.png" manifest:media-type="image/png"/>
  <manifest:file-entry manifest:full-path="Pictures/10000201000005440000015B94A9B399BA7296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cd4d1" draw:fill-color="#eeeeee" draw:textarea-horizontal-align="justify" draw:textarea-vertical-align="middle" draw:auto-grow-height="false" fo:min-height="10.164cm" fo:min-width="17.35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.82cm" fo:min-width="4.072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2.544cm" fo:min-width="5.34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</style:style>
    <style:style style:name="gr6" style:family="graphic" style:parent-style-name="standard">
      <style:graphic-properties draw:fill-color="#b2b2b2" draw:textarea-horizontal-align="justify" draw:textarea-vertical-align="middle" draw:auto-grow-height="false" fo:min-height="3.287cm" fo:min-width="3.548cm"/>
    </style:style>
    <style:style style:name="gr7" style:family="graphic" style:parent-style-name="standard">
      <style:graphic-properties draw:fill-color="#b2b2b2" draw:textarea-horizontal-align="justify" draw:textarea-vertical-align="middle" draw:auto-grow-height="false" fo:min-height="3.287cm" fo:min-width="3.548cm"/>
    </style:style>
    <style:style style:name="gr8" style:family="graphic" style:parent-style-name="standard">
      <style:graphic-properties draw:textarea-horizontal-align="justify" draw:textarea-vertical-align="middle" draw:auto-grow-height="false" fo:min-height="1.378cm" fo:min-width="0.008cm"/>
    </style:style>
    <style:style style:name="gr9" style:family="graphic" style:parent-style-name="standard">
      <style:graphic-properties draw:textarea-horizontal-align="justify" draw:textarea-vertical-align="middle" draw:auto-grow-height="false" fo:min-height="1.174cm" fo:min-width="0.00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07cm"/>
    </style:style>
    <style:style style:name="gr11" style:family="graphic" style:parent-style-name="standard">
      <style:graphic-properties draw:fill="solid" draw:fill-color="#dddddd" draw:textarea-horizontal-align="justify" draw:textarea-vertical-align="middle" draw:auto-grow-height="false" fo:min-height="2.804cm" fo:min-width="2.734cm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1.866cm" fo:min-width="4.834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2.39cm"/>
    </style:style>
    <style:style style:name="gr14" style:family="graphic" style:parent-style-name="standard">
      <style:graphic-properties draw:textarea-horizontal-align="justify" draw:textarea-vertical-align="middle" draw:auto-grow-height="false" fo:min-height="1.751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8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6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38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loext:graphic-properties draw:fill="none" draw:fill-color="#ffffff"/>
      <style:text-properties fo:font-size="12pt"/>
    </style:style>
    <style:style style:name="P7" style:family="paragraph">
      <loext:graphic-properties draw:fill="solid" draw:fill-color="#dddddd"/>
      <style:paragraph-properties fo:text-align="center"/>
    </style:style>
    <style:style style:name="P8" style:family="paragraph">
      <loext:graphic-properties draw:fill="none" draw:fill-color="#ffffff"/>
      <style:text-properties fo:font-size="14pt" style:font-size-asian="18pt" style:font-size-complex="18pt"/>
    </style:style>
    <style:style style:name="P9" style:family="paragraph">
      <loext:graphic-properties draw:fill-color="#ffffff"/>
    </style:style>
    <style:style style:name="T1" style:family="text">
      <style:text-properties fo:font-size="12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7.858cm" svg:height="10.414cm" svg:x="4.764cm" svg:y="5.01cm">
          <text:p/>
          <draw:enhanced-geometry svg:viewBox="0 0 21600 21600" draw:type="rectangle" draw:enhanced-path="M 0 0 L 21600 0 21600 21600 0 21600 0 0 Z N"/>
        </draw:custom-shape>
        <draw:frame draw:name="Logotype_RH_OpenShiftContainerPlatform_wLogo_RGB_Black.svg" draw:style-name="gr2" draw:text-style-name="P2" draw:layer="layout" svg:width="3.616cm" svg:height="0.932cm" svg:x="5.212cm" svg:y="5.334cm">
          <draw:image xlink:href="Pictures/10003B0300008B51000023E9C033279313FED81C.svg" xlink:type="simple" xlink:show="embed" xlink:actuate="onLoad" loext:mime-type="image/svg+xml">
            <text:p/>
          </draw:image>
          <draw:image xlink:href="Pictures/10000201000005440000015B94A9B399BA729661.png" xlink:type="simple" xlink:show="embed" xlink:actuate="onLoad" loext:mime-type="image/png"/>
          <svg:title>Logotype_RH_OpenShiftContainerPlatform_wLogo_RGB_Black</svg:title>
        </draw:frame>
        <draw:custom-shape draw:style-name="gr3" draw:text-style-name="P1" draw:layer="layout" svg:width="4.572cm" svg:height="2.07cm" svg:x="15.392cm" svg:y="0.216cm">
          <text:p text:style-name="P3">Hyperfoil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842cm" svg:height="2.794cm" svg:x="15.476cm" svg:y="17.816cm">
          <text:p text:style-name="P3">Upstream API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2.581cm" svg:height="0.962cm" svg:x="16.408cm" svg:y="0.216cm">
          <draw:text-box>
            <text:p>Injector</text:p>
          </draw:text-box>
        </draw:frame>
        <draw:custom-shape draw:style-name="gr6" draw:text-style-name="P5" draw:layer="layout" svg:width="4.048cm" svg:height="3.537cm" svg:x="17.904cm" svg:y="10.2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048cm" svg:height="3.537cm" svg:x="17.469cm" svg:y="10.5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048cm" svg:height="3.537cm" svg:x="17.034cm" svg:y="10.979cm">
          <text:p text:style-name="P3">Compute</text:p>
          <text:p text:style-name="P3">Nodes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048cm" svg:height="3.537cm" svg:x="11.604cm" svg:y="10.2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048cm" svg:height="3.537cm" svg:x="11.169cm" svg:y="10.5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048cm" svg:height="3.537cm" svg:x="10.734cm" svg:y="10.978cm">
          <text:p text:style-name="P3">Infra</text:p>
          <text:p text:style-name="P3">Nodes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048cm" svg:height="3.537cm" svg:x="18.158cm" svg:y="5.5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048cm" svg:height="3.537cm" svg:x="17.723cm" svg:y="5.8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048cm" svg:height="3.537cm" svg:x="17.288cm" svg:y="6.361cm">
          <text:p text:style-name="P3">Routes</text:p>
          <text:p text:style-name="P3">Nodes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048cm" svg:height="3.537cm" svg:x="12.4cm" svg:y="5.55cm">
          <text:p text:style-name="P3">Master</text:p>
          <text:p text:style-name="P3">No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4.048cm" svg:height="3.537cm" svg:x="12cm" svg:y="5.95cm">
          <text:p text:style-name="P3">Master</text:p>
          <text:p text:style-name="P3">No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016cm" svg:height="2.032cm" svg:x="16.97cm" svg:y="2.5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3" draw:layer="layout" svg:width="1.016cm" svg:height="1.778cm" svg:x="17.771cm" svg:y="15.64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5" draw:layer="layout" svg:width="4.048cm" svg:height="3.537cm" svg:x="11.6cm" svg:y="6.35cm">
          <text:p text:style-name="P3">Master</text:p>
          <text:p text:style-name="P3">Nod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6" draw:layer="layout" svg:width="1.607cm" svg:height="0.725cm" svg:x="18.311cm" svg:y="2.848cm">
          <draw:text-box>
            <text:p><text:span text:style-name="T1">HTTP</text:span></text:p>
          </draw:text-box>
        </draw:frame>
        <draw:frame draw:style-name="gr10" draw:text-style-name="P6" draw:layer="layout" svg:width="1.607cm" svg:height="0.725cm" svg:x="19.212cm" svg:y="16.049cm">
          <draw:text-box>
            <text:p><text:span text:style-name="T1">HTTP</text:span></text:p>
          </draw:text-box>
        </draw:frame>
        <draw:custom-shape draw:style-name="gr11" draw:text-style-name="P7" draw:layer="layout" svg:width="4.572cm" svg:height="4.318cm" svg:x="5.526cm" svg:y="8.128cm">
          <text:p text:style-name="P3">AM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318cm" svg:height="1.031cm" svg:x="6.018cm" svg:y="8.844cm">
          <draw:image xlink:href="Pictures/100002010000030E000000F3E5416BEF5BE9BC73.png" xlink:type="simple" xlink:show="embed" xlink:actuate="onLoad" loext:mime-type="image/png">
            <text:p/>
          </draw:image>
        </draw:frame>
        <draw:custom-shape draw:style-name="gr12" draw:text-style-name="P1" draw:layer="layout" svg:width="5.334cm" svg:height="2.116cm" draw:transform="skewX (-0.00750491578357561) rotate (-0.00767944870877571) translate (4.67cm 0.224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302cm" svg:height="0.254cm" svg:x="10.922cm" svg:y="1.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3" draw:layer="layout" svg:width="0.254cm" svg:height="2.286cm" svg:x="7.404cm" svg:y="2.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8" draw:layer="layout" svg:width="2.382cm" svg:height="0.806cm" svg:x="10.976cm" svg:y="0.554cm">
          <draw:text-box>
            <text:p><text:span text:style-name="T2">test plan</text:span></text:p>
          </draw:text-box>
        </draw:frame>
        <draw:frame draw:style-name="gr16" draw:text-style-name="P8" draw:layer="layout" svg:width="2.661cm" svg:height="0.806cm" svg:x="7.477cm" svg:y="3.054cm">
          <draw:text-box>
            <text:p><text:span text:style-name="T2">test setup</text:span></text:p>
          </draw:text-box>
        </draw:frame>
        <draw:frame draw:style-name="gr17" draw:text-style-name="P4" draw:layer="layout" svg:width="3.88cm" svg:height="0.763cm" svg:x="5.518cm" svg:y="0.253cm">
          <draw:text-box>
            <text:p text:style-name="P3"><text:span text:style-name="T3">Test configurator</text:span></text:p>
          </draw:text-box>
        </draw:frame>
        <draw:frame draw:style-name="gr2" draw:text-style-name="P2" draw:layer="layout" svg:width="1.899cm" svg:height="1.068cm" svg:x="6.35cm" svg:y="1.016cm">
          <draw:image xlink:href="Pictures/100000000000078000000438D9C7C3E01A3D9BA7.jpg" xlink:type="simple" xlink:show="embed" xlink:actuate="onLoad" loext:mime-type="image/jpeg">
            <text:p/>
          </draw:image>
        </draw:fram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5:49:05.601707211</meta:creation-date>
    <dc:date>2019-11-01T12:11:33.811295078</dc:date>
    <meta:editing-duration>PT8H54M6S</meta:editing-duration>
    <meta:editing-cycles>15</meta:editing-cycles>
    <meta:generator>LibreOffice/6.2.7.1$Linux_X86_64 LibreOffice_project/20$Build-1</meta:generator>
    <meta:document-statistic meta:object-count="53"/>
  </office:meta>
</office:document-meta>
</file>